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9470FBE0649.png" manifest:media-type="image/png"/>
  <manifest:file-entry manifest:full-path="Pictures/10000201000004BA00000947250E0EDC.png" manifest:media-type="image/png"/>
  <manifest:file-entry manifest:full-path="Pictures/10000201000004BA000009475BB6742E.png" manifest:media-type="image/png"/>
  <manifest:file-entry manifest:full-path="Pictures/10000201000004BA00000947FFEF73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6043in" svg:height="11in" draw:z-index="0"><draw:image xlink:href="Pictures/10000201000004BA00000947FFEF735B.png" xlink:type="simple" xlink:show="embed" xlink:actuate="onLoad"/></draw:frame></text:p>
      <text:p text:style-name="Standard"><draw:frame draw:style-name="fr1" draw:name="Image2" text:anchor-type="paragraph" svg:width="5.6043in" svg:height="11in" draw:z-index="1"><draw:image xlink:href="Pictures/10000201000004BA000009475BB6742E.png" xlink:type="simple" xlink:show="embed" xlink:actuate="onLoad"/></draw:frame><text:soft-page-break/></text:p>
      <text:p text:style-name="Standard"><draw:frame draw:style-name="fr1" draw:name="Image3" text:anchor-type="paragraph" svg:width="5.6043in" svg:height="11in" draw:z-index="2"><draw:image xlink:href="Pictures/10000201000004BA00000947250E0EDC.png" xlink:type="simple" xlink:show="embed" xlink:actuate="onLoad"/></draw:frame><text:soft-page-break/></text:p>
      <text:p text:style-name="Standard"><draw:frame draw:style-name="fr1" draw:name="Image4" text:anchor-type="paragraph" svg:width="5.6043in" svg:height="11in" draw:z-index="3"><draw:image xlink:href="Pictures/10000201000004BA000009470FBE06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21:18:20.093944000</meta:creation-date>
    <dc:date>2015-03-26T21:21:14.044457000</dc:date>
    <meta:editing-duration>P0D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4.2.8.2$MacOSX_x86 LibreOffice_project/48d50dbfc06349262c9d50868e5c1f630a573ebd</meta:generator>
  </office:meta>
</office:document-meta>
</file>